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roman" style:font-pitch="variable"/>
    <style:font-face style:name="Courier New2" svg:font-family="'Courier New'" style:font-family-generic="modern" style:font-pitch="fixed"/>
    <style:font-face style:name="Inconsolata" svg:font-family="Inconsolata, monospace"/>
    <style:font-face style:name="Liberation Mono" svg:font-family="'Liberation Mono', 'Courier New'" style:font-family-generic="roma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7.701cm"/>
    </style:style>
    <style:style style:name="Table1.B" style:family="table-column">
      <style:table-column-properties style:column-width="9.308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paragraph-rsid="001d8dae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d8dae" officeooo:paragraph-rsid="001d8dae" style:font-size-asian="12pt" style:font-size-complex="12pt"/>
    </style:style>
    <style:style style:name="P4" style:family="paragraph" style:parent-style-name="Standard">
      <style:text-properties style:font-name="Arial" fo:font-size="12pt" fo:font-weight="bold" officeooo:rsid="0024ec48" officeooo:paragraph-rsid="0012279c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Arial" fo:font-size="12pt" fo:font-weight="bold" officeooo:rsid="005720b3" officeooo:paragraph-rsid="005720b3" style:font-size-asian="12pt" style:font-weight-asian="bold" style:font-name-complex="Mangal" style:font-size-complex="12pt" style:font-weight-complex="bold"/>
    </style:style>
    <style:style style:name="P6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b9e15" style:font-size-asian="12pt" style:font-size-complex="12pt"/>
    </style:style>
    <style:style style:name="P7" style:family="paragraph" style:parent-style-name="Listenabsatz"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8" style:family="paragraph" style:parent-style-name="Listenabsatz">
      <style:text-properties fo:font-variant="normal" fo:text-transform="none" fo:color="#222222" loext:opacity="100%" style:font-name="Arial" fo:font-size="12pt" fo:letter-spacing="normal" fo:font-style="normal" fo:font-weight="bold" officeooo:rsid="000b9e15" officeooo:paragraph-rsid="000b9e15" style:font-size-asian="12pt" style:font-weight-asian="bold" style:font-size-complex="12pt" style:font-weight-complex="bold"/>
    </style:style>
    <style:style style:name="P9" style:family="paragraph" style:parent-style-name="Listenabsatz">
      <style:paragraph-properties fo:margin-left="0cm" fo:margin-right="0cm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0" style:family="paragraph" style:parent-style-name="Standard" style:master-page-name="MP0">
      <style:paragraph-properties style:page-number="auto" fo:break-before="page"/>
      <style:text-properties style:font-name="Arial" fo:font-size="12pt" officeooo:rsid="003173c6" officeooo:paragraph-rsid="003173c6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2pt" fo:font-style="normal" fo:font-weight="normal" officeooo:rsid="00689b12" officeooo:paragraph-rsid="00689b12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bold" officeooo:rsid="00701220" officeooo:paragraph-rsid="00701220" style:font-size-asian="12pt" style:font-style-asian="normal" style:font-weight-asian="bold" style:font-name-complex="Mangal" style:font-size-complex="12pt" style:font-style-complex="normal" style:font-weight-complex="bold"/>
    </style:style>
    <style:style style:name="P1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2pt" fo:font-style="normal" fo:font-weight="bold" officeooo:rsid="00701220" officeooo:paragraph-rsid="00701220" style:font-size-asian="12pt" style:font-style-asian="normal" style:font-weight-asian="bold" style:font-name-complex="Mangal" style:font-size-complex="12pt" style:font-style-complex="normal" style:font-weight-complex="bold"/>
    </style:style>
    <style:style style:name="P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normal" style:font-size-asian="11pt" style:font-weight-asian="normal"/>
    </style:style>
    <style:style style:name="P16" style:family="paragraph" style:parent-style-name="Standard">
      <style:text-properties style:font-name="Courier New" fo:font-size="12pt" fo:font-weight="normal" officeooo:rsid="006fa77f" officeooo:paragraph-rsid="006fa77f" style:font-size-asian="12pt" style:font-weight-asian="normal" style:font-name-complex="Mangal" style:font-size-complex="12pt" style:font-weight-complex="normal"/>
    </style:style>
    <style:style style:name="P17" style:family="paragraph" style:parent-style-name="Standard">
      <style:text-properties style:font-name="Courier New" fo:font-size="12pt" fo:font-weight="normal" officeooo:rsid="00701220" officeooo:paragraph-rsid="00701220" style:font-size-asian="12pt" style:font-weight-asian="normal" style:font-name-complex="Mangal" style:font-size-complex="12pt" style:font-weight-complex="normal"/>
    </style:style>
    <style:style style:name="P18" style:family="paragraph" style:parent-style-name="Table_20_Contents">
      <style:text-properties style:font-name="Arial" fo:font-size="12pt" fo:font-style="italic" fo:font-weight="bold" officeooo:rsid="006fa77f" officeooo:paragraph-rsid="006fa77f" style:font-size-asian="12pt" style:font-style-asian="italic" style:font-weight-asian="bold" style:font-name-complex="Mangal" style:font-size-complex="12pt" style:font-style-complex="italic" style:font-weight-complex="bold"/>
    </style:style>
    <style:style style:name="P19" style:family="paragraph" style:parent-style-name="Table_20_Contents">
      <style:text-properties style:font-name="Arial" fo:font-size="12pt" fo:font-style="normal" fo:font-weight="normal" officeooo:rsid="006fa77f" officeooo:paragraph-rsid="006fa77f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20" style:family="paragraph" style:parent-style-name="Table_20_Contents">
      <style:text-properties style:font-name="Arial" fo:font-size="12pt" fo:font-style="normal" fo:font-weight="bold" officeooo:rsid="006fa77f" officeooo:paragraph-rsid="006fa77f" style:font-size-asian="12pt" style:font-style-asian="normal" style:font-weight-asian="bold" style:font-name-complex="Mangal" style:font-size-complex="12pt" style:font-style-complex="normal" style:font-weight-complex="bold"/>
    </style:style>
    <style:style style:name="P21" style:family="paragraph" style:parent-style-name="Table_20_Contents">
      <style:text-properties style:font-name="Arial" fo:font-size="12pt" fo:font-style="normal" fo:font-weight="bold" officeooo:rsid="00701220" officeooo:paragraph-rsid="00701220" style:font-size-asian="12pt" style:font-style-asian="normal" style:font-weight-asian="bold" style:font-name-complex="Mangal" style:font-size-complex="12pt" style:font-style-complex="normal" style:font-weight-complex="bold"/>
    </style:style>
    <style:style style:name="P22" style:family="paragraph" style:parent-style-name="Table_20_Contents">
      <style:text-properties style:font-name="Arial" fo:font-size="12pt" fo:font-weight="normal" officeooo:rsid="006fa77f" officeooo:paragraph-rsid="006fa77f" style:font-size-asian="12pt" style:font-weight-asian="normal" style:font-name-complex="Mangal" style:font-size-complex="12pt" style:font-weight-complex="normal"/>
    </style:style>
    <style:style style:name="P23" style:family="paragraph" style:parent-style-name="Table_20_Contents">
      <style:text-properties style:font-name="Arial" fo:font-size="12pt" fo:font-weight="normal" officeooo:rsid="0071abb1" officeooo:paragraph-rsid="0071abb1" style:font-size-asian="12pt" style:font-weight-asian="normal" style:font-name-complex="Mangal" style:font-size-complex="12pt" style:font-weight-complex="normal"/>
    </style:style>
    <style:style style:name="P24" style:family="paragraph" style:parent-style-name="Table_20_Contents">
      <style:text-properties style:font-name="Courier New" fo:font-size="12pt" fo:font-weight="normal" officeooo:rsid="006fa77f" officeooo:paragraph-rsid="006fa77f" style:font-size-asian="12pt" style:font-weight-asian="normal" style:font-name-complex="Mangal" style:font-size-complex="12pt" style:font-weight-complex="normal"/>
    </style:style>
    <style:style style:name="P25" style:family="paragraph">
      <loext:graphic-properties draw:fill="none"/>
    </style:style>
    <style:style style:name="T1" style:family="text">
      <style:text-properties style:font-name="Arial" fo:font-size="12pt" style:font-size-asian="12pt" style:language-asian="de" style:country-asian="DE" style:font-size-complex="12pt" style:language-complex="ar" style:country-complex="SA"/>
    </style:style>
    <style:style style:name="T2" style:family="text">
      <style:text-properties officeooo:rsid="003173c6"/>
    </style:style>
    <style:style style:name="T3" style:family="text">
      <style:text-properties officeooo:rsid="004a2f2c"/>
    </style:style>
    <style:style style:name="T4" style:family="text">
      <style:text-properties officeooo:rsid="0050d0e6"/>
    </style:style>
    <style:style style:name="T5" style:family="text">
      <style:text-properties officeooo:rsid="005720b3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0000" loext:opacity="100%" style:font-name="Menlo-Regular" fo:font-size="11pt" style:font-size-asian="11pt"/>
    </style:style>
    <style:style style:name="T8" style:family="text">
      <style:text-properties fo:color="#000000" loext:opacity="100%" style:font-name="Menlo-Regular" fo:font-size="11pt" fo:font-weight="normal" style:font-size-asian="11pt" style:font-weight-asian="normal"/>
    </style:style>
    <style:style style:name="T9" style:family="text">
      <style:text-properties fo:color="#000000" loext:opacity="100%" style:font-name="Menlo-Regular" fo:font-size="11pt" fo:font-style="normal" fo:font-weight="bold" style:font-size-asian="11pt" style:font-style-asian="normal" style:font-weight-asian="bold" style:font-style-complex="normal"/>
    </style:style>
    <style:style style:name="T10" style:family="text">
      <style:text-properties fo:color="#000000" loext:opacity="100%" fo:font-size="11pt" style:font-size-asian="11pt"/>
    </style:style>
    <style:style style:name="T11" style:family="text">
      <style:text-properties fo:color="#5620f4" loext:opacity="100%" style:font-name="Menlo-Bold" fo:font-size="11pt" fo:font-weight="bold" style:font-size-asian="11pt" style:font-weight-asian="bold"/>
    </style:style>
    <style:style style:name="T12" style:family="text">
      <style:text-properties fo:color="#5620f4" loext:opacity="100%" style:font-name="Menlo-Regular" fo:font-size="11pt" style:font-size-asian="11pt"/>
    </style:style>
    <style:style style:name="T13" style:family="text">
      <style:text-properties fo:color="#db27da" loext:opacity="100%" style:font-name="Menlo-Bold" fo:font-size="11pt" fo:font-weight="bold" style:font-size-asian="11pt" style:font-weight-asian="bold"/>
    </style:style>
    <style:style style:name="T14" style:family="text">
      <style:text-properties officeooo:rsid="006fa77f"/>
    </style:style>
    <style:style style:name="T15" style:family="text">
      <style:text-properties fo:color="#38b9c7" loext:opacity="100%" style:font-name="Menlo-Bold" fo:font-size="11pt" fo:font-weight="bold" style:font-size-asian="11pt" style:font-weight-asian="bold"/>
    </style:style>
    <style:style style:name="T16" style:family="text">
      <style:text-properties fo:color="#38b9c7" loext:opacity="100%" style:font-name="Menlo-Regular" fo:font-size="11pt" style:font-size-asian="11pt"/>
    </style:style>
    <style:style style:name="T17" style:family="text">
      <style:text-properties fo:color="#aaab25" loext:opacity="100%" style:font-name="Menlo-Bold" fo:font-size="11pt" fo:font-weight="bold" style:font-size-asian="11pt" style:font-weight-asian="bold"/>
    </style:style>
    <style:style style:name="T18" style:family="text">
      <style:text-properties fo:color="#aaab25" loext:opacity="100%" style:font-name="Menlo-Regular" fo:font-size="11pt" style:font-size-asian="11pt"/>
    </style:style>
    <style:style style:name="T19" style:family="text">
      <style:text-properties fo:color="#39c026" loext:opacity="100%" style:font-name="Menlo-Regular" fo:font-size="11pt" fo:font-weight="normal" style:font-size-asian="11pt" style:font-weight-asian="normal"/>
    </style:style>
    <style:style style:name="T20" style:family="text">
      <style:text-properties fo:color="#39c026" loext:opacity="100%" style:font-name="Menlo-Regular" fo:font-size="11pt" style:font-size-asian="11pt"/>
    </style:style>
    <style:style style:name="T21" style:family="text">
      <style:text-properties officeooo:rsid="00714611"/>
    </style:style>
    <style:style style:name="T22" style:family="text">
      <style:text-properties fo:color="#ca3323" loext:opacity="100%" style:font-name="Menlo-Regular" fo:font-size="11pt" style:font-size-asian="11pt"/>
    </style:style>
    <style:style style:name="gr1" style:family="graphic">
      <style:graphic-properties draw:stroke="solid" svg:stroke-width="0.03cm" svg:stroke-color="#3465a4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etriebssysteme I</text:p>
      <text:p text:style-name="P2">Klaus Ruhland</text:p>
      <text:p text:style-name="P3">Informatik – Hochschule Zittau/Görlitz – 20<text:span text:style-name="T4">21</text:span></text:p>
      <text:p text:style-name="P1"><draw:connector text:anchor-type="paragraph" draw:z-index="1" draw:name="Shape1" draw:style-name="gr1" draw:text-style-name="P25" draw:type="line" svg:x1="0.002cm" svg:y1="0.314cm" svg:x2="17.007cm" svg:y2="0.215cm" svg:d="M2 314l17005-99" svg:viewBox="0 0 17007 101"><text:p/></draw:connector><text:span text:style-name="Absatz-Standardschriftart"><text:span text:style-name="T1"/></text:span></text:p>
      <text:p text:style-name="P4">Ü<text:span text:style-name="T2">bungen 0</text:span><text:span text:style-name="T5">5</text:span><text:span text:style-name="T2">: </text:span><text:span text:style-name="T3">LINUX </text:span><text:span text:style-name="T14">Prozess-Absturz </text:span><text:span text:style-name="T21">und Fehlerermittlung</text:span></text:p>
      <text:p text:style-name="Standard"><draw:connector text:anchor-type="paragraph" draw:z-index="0" draw:name="Shape1" draw:style-name="gr1" draw:text-style-name="P25" draw:type="line" svg:x1="-0.012cm" svg:y1="0.194cm" svg:x2="16.947cm" svg:y2="0.111cm" svg:d="M-12 194l16959-83" svg:viewBox="0 0 16962 85"><text:p/></draw:connector></text:p>
      <text:p text:style-name="P6"/>
      <text:p text:style-name="P8"/>
      <table:table table:name="Table1" table:style-name="Table1">
        <table:table-column table:style-name="Table1.A"/>
        <table:table-column table:style-name="Table1.B"/>
        <table:table-row table:style-name="TableLine140303636928000">
          <table:table-cell table:style-name="Table1.A1" table:number-columns-spanned="2" office:value-type="string">
            <text:p text:style-name="P5">LINUX: <text:span text:style-name="T14">Was passiert bei einem Programmabsturz</text:span></text:p>
          </table:table-cell>
          <table:covered-table-cell/>
        </table:table-row>
        <table:table-row table:style-name="TableLine140304029299408">
          <table:table-cell table:style-name="Table1.A2" table:number-columns-spanned="2" office:value-type="string">
            <text:p text:style-name="P23">Generell wird der Prozess beendet, d.h. alle Einträge aus der Prozess-Tabelle werden gelöscht, den Prozess gibt es nach dem Absturz nicht mehr</text:p>
            <text:p text:style-name="P23"/>
            <text:p text:style-name="P23">Man möchte aber die Ursache herausfinden – das kann manchmal ganz kompliziert sein.</text:p>
            <text:p text:style-name="P23">Was gibt es für Hilfsmöglichkeiten?</text:p>
            <text:p text:style-name="P23"/>
            <text:p text:style-name="P23">Man erstellt einen sog. core dump</text:p>
            <text:p text:style-name="P23">Dieser core dump ist ein Abbild des cores (Kern bzw. Speichers) des Prozesses</text:p>
            <text:p text:style-name="P23">Dieser core kann mit Hilfe des Programms gdb (Debugging Programm) untersucht werden</text:p>
          </table:table-cell>
          <table:covered-table-cell/>
        </table:table-row>
        <table:table-row table:style-name="TableLine140304029299408">
          <table:table-cell table:style-name="Table1.A2" table:number-columns-spanned="2" office:value-type="string">
            <text:p text:style-name="P22">Beispiel: absturz.c Ein c-Programm mit einem Programmabsturz</text:p>
          </table:table-cell>
          <table:covered-table-cell/>
        </table:table-row>
        <table:table-row table:style-name="TableLine140304029210400">
          <table:table-cell table:style-name="Table1.A4" office:value-type="string">
            <text:p text:style-name="P19">absturz.c</text:p>
          </table:table-cell>
          <table:table-cell table:style-name="Table1.B4" office:value-type="string">
            <text:p text:style-name="P11"><text:span text:style-name="T15">#include</text:span><text:span text:style-name="T17"> &lt;stdio.h&gt;</text:span></text:p>
            <text:p text:style-name="P15"/>
            <text:p text:style-name="P14"><text:span text:style-name="T19">char</text:span><text:span text:style-name="T8"> name[10];</text:span></text:p>
            <text:p text:style-name="P15"/>
            <text:p text:style-name="P14"><text:span text:style-name="T19">int</text:span><text:span text:style-name="T8"> main(</text:span><text:span text:style-name="T19">void</text:span><text:span text:style-name="T8">){</text:span></text:p>
            <text:p text:style-name="P14"><text:span text:style-name="T8"><text:s text:c="4"/></text:span><text:span text:style-name="T19">int</text:span><text:span text:style-name="T8"> i;</text:span></text:p>
            <text:p text:style-name="P14"><text:span text:style-name="T8"><text:s text:c="4"/></text:span><text:span text:style-name="T19">int</text:span><text:span text:style-name="T8"> * adresse = 0;</text:span></text:p>
            <text:p text:style-name="P15"/>
            <text:p text:style-name="P15"/>
            <text:p text:style-name="P14"><text:span text:style-name="T8"><text:s text:c="4"/></text:span><text:span text:style-name="T11">// Absturzmöglichkeit 1</text:span></text:p>
            <text:p text:style-name="P14"><text:span text:style-name="T8"><text:s text:c="4"/></text:span><text:span text:style-name="T17">for</text:span><text:span text:style-name="T8"> (i=0; i&lt;20000; i++){</text:span></text:p>
            <text:p text:style-name="P14"><text:span text:style-name="T8"><text:s text:c="7"/>name[i] = </text:span><text:span text:style-name="T13">'R'</text:span><text:span text:style-name="T8">;</text:span></text:p>
            <text:p text:style-name="P14"><text:span text:style-name="T8"><text:s text:c="4"/>}</text:span></text:p>
            <text:p text:style-name="P14"><text:span text:style-name="T8"><text:s text:c="4"/></text:span><text:span text:style-name="T11">// Absturzmöglichkeit 2</text:span></text:p>
            <text:p text:style-name="P14"><text:span text:style-name="T8"><text:s text:c="4"/>*adresse = 10;</text:span></text:p>
            <text:p text:style-name="P11"><text:span text:style-name="T7">}</text:span></text:p>
          </table:table-cell>
        </table:table-row>
        <table:table-row table:style-name="TableLine140304006717376">
          <table:table-cell table:style-name="Table1.A4" office:value-type="string">
            <text:p text:style-name="P19">Compilierung und Aufruf des Programms</text:p>
          </table:table-cell>
          <table:table-cell table:style-name="Table1.B4" office:value-type="string">
            <text:p text:style-name="P24">$gcc -o absturz absturz.c</text:p>
            <text:p text:style-name="P24">$./absturz</text:p>
            <text:p text:style-name="P24">Segmentation fault</text:p>
          </table:table-cell>
        </table:table-row>
        <table:table-row table:style-name="TableLine140304006717376">
          <table:table-cell table:style-name="Table1.A4" office:value-type="string">
            <text:p text:style-name="P18"><text:span text:style-name="T6">Wie kann man einen core dump erzwingen?</text:span></text:p>
          </table:table-cell>
          <table:table-cell table:style-name="Table1.B4" office:value-type="string">
            <text:p text:style-name="P24">$ulimit -c unlimited</text:p>
          </table:table-cell>
        </table:table-row>
        <table:table-row table:style-name="TableLine140304006717376">
          <table:table-cell table:style-name="Table1.A4" office:value-type="string">
            <text:p text:style-name="P19">Beim Programmabsturz wird jetzt ein core-dump erzeugt</text:p>
          </table:table-cell>
          <table:table-cell table:style-name="Table1.B4" office:value-type="string">
            <text:p text:style-name="P24">./absturz</text:p>
            <text:p text:style-name="P24">Segementation fault (core dumped)</text:p>
          </table:table-cell>
        </table:table-row>
        <table:table-row table:style-name="TableLine140304006717376">
          <table:table-cell table:style-name="Table1.A4" office:value-type="string">
            <text:p text:style-name="P19">Es wird eine Datei core im Verzeichnis erstellt</text:p>
          </table:table-cell>
          <table:table-cell table:style-name="Table1.B4" office:value-type="string">
            <text:p text:style-name="P24">$ls</text:p>
            <text:p text:style-name="P24">absturz absturz.c core</text:p>
          </table:table-cell>
        </table:table-row>
        <table:table-row table:style-name="TableLine140304006717376">
          <table:table-cell table:style-name="Table1.A4" office:value-type="string">
            <text:p text:style-name="P20">Wie kann man den core dump untersuchen?</text:p>
          </table:table-cell>
          <table:table-cell table:style-name="Table1.B4" office:value-type="string">
            <text:p text:style-name="P24"/>
          </table:table-cell>
        </table:table-row>
        <table:table-row table:style-name="TableLine140304006717376">
          <table:table-cell table:style-name="Table1.A4" office:value-type="string">
            <text:p text:style-name="P19">Man compiliert mit der Symboltabelle</text:p>
          </table:table-cell>
          <table:table-cell table:style-name="Table1.B4" office:value-type="string">
            <text:p text:style-name="P16"><text:span text:style-name="T10">$gcc -ggdb3 <text:s/>-o absturz absturz.c</text:span></text:p>
          </table:table-cell>
        </table:table-row>
        <table:table-row table:style-name="TableLine140304006717376">
          <table:table-cell table:style-name="Table1.A4" office:value-type="string">
            <text:p text:style-name="P19"/>
          </table:table-cell>
          <table:table-cell table:style-name="Table1.B4" office:value-type="string">
            <text:p text:style-name="P17">$sudo apt install gdb</text:p>
          </table:table-cell>
        </table:table-row>
        <text:soft-page-break/>
        <table:table-row table:style-name="TableLine140304006717376">
          <table:table-cell table:style-name="Table1.A4" office:value-type="string">
            <text:p text:style-name="P21">So kann man die Information für den Absturz ermitteln</text:p>
          </table:table-cell>
          <table:table-cell table:style-name="Table1.B4" office:value-type="string">
            <text:p text:style-name="P17">$gdb -q -nh ./absturz core</text:p>
            <text:p text:style-name="P17">(gdb)where</text:p>
            <text:p text:style-name="P17">(gdb)bt full</text:p>
            <text:p text:style-name="P17">(gdb)quit</text:p>
          </table:table-cell>
        </table:table-row>
        <table:table-row table:style-name="TableLine140304006717376">
          <table:table-cell table:style-name="Table1.B4" table:number-columns-spanned="2" office:value-type="string">
            <text:p text:style-name="P13"><text:span text:style-name="T7">gdb -q -nh ./absturz core</text:span></text:p>
            <text:p text:style-name="P14"><text:span text:style-name="T7">Reading symbols from </text:span><text:span text:style-name="T20">./absturz</text:span><text:span text:style-name="T7">...</text:span></text:p>
            <text:p text:style-name="P14"><text:span text:style-name="T7">[New LWP 2892]</text:span></text:p>
            <text:p text:style-name="P14"><text:span text:style-name="T7">Core was generated by `./absturz'.</text:span></text:p>
            <text:p text:style-name="P14"><text:span text:style-name="T7">Program terminated with signal SIGSEGV, Segmentation fault.</text:span></text:p>
            <text:p text:style-name="P14"><text:span text:style-name="T7">#0 <text:s/></text:span><text:span text:style-name="T12">0x000056319a171146</text:span><text:span text:style-name="T7"> in </text:span><text:span text:style-name="T18">main</text:span><text:span text:style-name="T7"> () at </text:span><text:span text:style-name="T20">absturz.c</text:span><text:span text:style-name="T7">:12</text:span></text:p>
            <text:p text:style-name="P14"><text:span text:style-name="T7">12<text:tab/> <text:s text:c="6"/>name</text:span><text:span text:style-name="T22">[</text:span><text:span text:style-name="T7">i</text:span><text:span text:style-name="T22">]</text:span><text:span text:style-name="T7"> </text:span><text:span text:style-name="T22">=</text:span><text:span text:style-name="T7"> </text:span><text:span text:style-name="T22">'R';</text:span></text:p>
            <text:p text:style-name="P14"><text:span text:style-name="T7">(gdb) where</text:span></text:p>
            <text:p text:style-name="P14"><text:span text:style-name="T7">#0 <text:s/></text:span><text:span text:style-name="T12">0x000056319a171146</text:span><text:span text:style-name="T7"> in </text:span><text:span text:style-name="T18">main</text:span><text:span text:style-name="T7"> () at </text:span><text:span text:style-name="T20">absturz.c</text:span><text:span text:style-name="T7">:12</text:span></text:p>
            <text:p text:style-name="P14"><text:span text:style-name="T7">(gdb) bt full</text:span></text:p>
            <text:p text:style-name="P14"><text:span text:style-name="T7">#0 <text:s/></text:span><text:span text:style-name="T12">0x000056319a171146</text:span><text:span text:style-name="T7"> in </text:span><text:span text:style-name="T18">main</text:span><text:span text:style-name="T7"> () at </text:span><text:span text:style-name="T20">absturz.c</text:span><text:span text:style-name="T7">:12</text:span></text:p>
            <text:p text:style-name="P14"><text:span text:style-name="T7"><text:s text:c="8"/></text:span><text:span text:style-name="T16">i</text:span><text:span text:style-name="T7"> = 4048</text:span></text:p>
            <text:p text:style-name="P14"><text:span text:style-name="T7"><text:s text:c="8"/></text:span><text:span text:style-name="T16">adresse</text:span><text:span text:style-name="T7"> = </text:span><text:span text:style-name="T12">0x0</text:span></text:p>
            <text:p text:style-name="P12"><text:span text:style-name="T7">(gdb) quit</text:span></text:p>
          </table:table-cell>
          <table:covered-table-cell/>
        </table:table-row>
      </table:table>
      <text:p text:style-name="P7"/>
      <text:p text:style-name="P7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roman" style:font-pitch="variable"/>
    <style:font-face style:name="Courier New2" svg:font-family="'Courier New'" style:font-family-generic="modern" style:font-pitch="fixed"/>
    <style:font-face style:name="Inconsolata" svg:font-family="Inconsolata, monospace"/>
    <style:font-face style:name="Liberation Mono" svg:font-family="'Liberation Mono', 'Courier New'" style:font-family-generic="roma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1-Default_7e_LT_7e_Gliederung_20_1" style:display-name="Master1-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8" style:display-name="WW_CharLFO4LVL8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5" style:display-name="WW_CharLFO4LVL5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2" style:display-name="WW_CharLFO4LVL2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1" style:display-name="WW_CharLFO4LVL1" style:family="paragraph" style:default-outline-level="">
      <style:text-properties style:font-name="Mangal" fo:font-family="Mang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8" style:display-name="WW_CharLFO2LVL8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5" style:display-name="WW_CharLFO2LVL5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2" style:display-name="WW_CharLFO2LVL2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1" style:display-name="WW_CharLFO2LVL1" style:family="paragraph" style:default-outline-level="">
      <style:text-properties style:font-name="Arial Unicode MS1" fo:font-family="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Gliederung_20_1" style:display-name="Master1-Layout1-title-Titelfoli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Gliederung_20_2" style:display-name="Master1-Layout1-title-Titelfolie~LT~Gliederung 2" style:family="paragraph" style:parent-style-name="Master1-Layout1-title-Titelfoli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elfolie_7e_LT_7e_Gliederung_20_3" style:display-name="Master1-Layout1-title-Titelfolie~LT~Gliederung 3" style:family="paragraph" style:parent-style-name="Master1-Layout1-title-Titelfoli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elfolie_7e_LT_7e_Gliederung_20_4" style:display-name="Master1-Layout1-title-Titelfolie~LT~Gliederung 4" style:family="paragraph" style:parent-style-name="Master1-Layout1-title-Titelfoli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5" style:display-name="Master1-Layout1-title-Titelfolie~LT~Gliederung 5" style:family="paragraph" style:parent-style-name="Master1-Layout1-title-Titelfoli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6" style:display-name="Master1-Layout1-title-Titelfolie~LT~Gliederung 6" style:family="paragraph" style:parent-style-name="Master1-Layout1-title-Titelfoli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7" style:display-name="Master1-Layout1-title-Titelfolie~LT~Gliederung 7" style:family="paragraph" style:parent-style-name="Master1-Layout1-title-Titelfoli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8" style:display-name="Master1-Layout1-title-Titelfolie~LT~Gliederung 8" style:family="paragraph" style:parent-style-name="Master1-Layout1-title-Titelfoli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9" style:display-name="Master1-Layout1-title-Titelfolie~LT~Gliederung 9" style:family="paragraph" style:parent-style-name="Master1-Layout1-title-Titelfoli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Titel" style:display-name="Master1-Layout1-title-Titelfoli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Untertitel" style:display-name="Master1-Layout1-title-Titelfoli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Notizen" style:display-name="Master1-Layout1-title-Titelfoli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Hintergrundobjekte" style:display-name="Master1-Layout1-title-Titelfoli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Hintergrund" style:display-name="Master1-Layout1-title-Titelfoli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Gliederung_20_1" style:display-name="Master1-Layout2-obj-Titel-und-Inha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Gliederung_20_2" style:display-name="Master1-Layout2-obj-Titel-und-Inhalt~LT~Gliederung 2" style:family="paragraph" style:parent-style-name="Master1-Layout2-obj-Titel-und-Inha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el-und-Inhalt_7e_LT_7e_Gliederung_20_3" style:display-name="Master1-Layout2-obj-Titel-und-Inhalt~LT~Gliederung 3" style:family="paragraph" style:parent-style-name="Master1-Layout2-obj-Titel-und-Inha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el-und-Inhalt_7e_LT_7e_Gliederung_20_4" style:display-name="Master1-Layout2-obj-Titel-und-Inhalt~LT~Gliederung 4" style:family="paragraph" style:parent-style-name="Master1-Layout2-obj-Titel-und-Inha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5" style:display-name="Master1-Layout2-obj-Titel-und-Inhalt~LT~Gliederung 5" style:family="paragraph" style:parent-style-name="Master1-Layout2-obj-Titel-und-Inha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6" style:display-name="Master1-Layout2-obj-Titel-und-Inhalt~LT~Gliederung 6" style:family="paragraph" style:parent-style-name="Master1-Layout2-obj-Titel-und-Inha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7" style:display-name="Master1-Layout2-obj-Titel-und-Inhalt~LT~Gliederung 7" style:family="paragraph" style:parent-style-name="Master1-Layout2-obj-Titel-und-Inha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8" style:display-name="Master1-Layout2-obj-Titel-und-Inhalt~LT~Gliederung 8" style:family="paragraph" style:parent-style-name="Master1-Layout2-obj-Titel-und-Inha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9" style:display-name="Master1-Layout2-obj-Titel-und-Inhalt~LT~Gliederung 9" style:family="paragraph" style:parent-style-name="Master1-Layout2-obj-Titel-und-Inha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Titel" style:display-name="Master1-Layout2-obj-Titel-und-Inha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Untertitel" style:display-name="Master1-Layout2-obj-Titel-und-Inha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Notizen" style:display-name="Master1-Layout2-obj-Titel-und-Inha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Hintergrundobjekte" style:display-name="Master1-Layout2-obj-Titel-und-Inha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Hintergrund" style:display-name="Master1-Layout2-obj-Titel-und-Inha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Gliederung_20_1" style:display-name="Master1-Layout3-secHead-Abschnitts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Gliederung_20_2" style:display-name="Master1-Layout3-secHead-Abschnitts~LT~Gliederung 2" style:family="paragraph" style:parent-style-name="Master1-Layout3-secHead-Abschnitts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Abschnitts_7e_LT_7e_Gliederung_20_3" style:display-name="Master1-Layout3-secHead-Abschnitts~LT~Gliederung 3" style:family="paragraph" style:parent-style-name="Master1-Layout3-secHead-Abschnitts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Abschnitts_7e_LT_7e_Gliederung_20_4" style:display-name="Master1-Layout3-secHead-Abschnitts~LT~Gliederung 4" style:family="paragraph" style:parent-style-name="Master1-Layout3-secHead-Abschnitts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5" style:display-name="Master1-Layout3-secHead-Abschnitts~LT~Gliederung 5" style:family="paragraph" style:parent-style-name="Master1-Layout3-secHead-Abschnitts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6" style:display-name="Master1-Layout3-secHead-Abschnitts~LT~Gliederung 6" style:family="paragraph" style:parent-style-name="Master1-Layout3-secHead-Abschnitts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7" style:display-name="Master1-Layout3-secHead-Abschnitts~LT~Gliederung 7" style:family="paragraph" style:parent-style-name="Master1-Layout3-secHead-Abschnitts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8" style:display-name="Master1-Layout3-secHead-Abschnitts~LT~Gliederung 8" style:family="paragraph" style:parent-style-name="Master1-Layout3-secHead-Abschnitts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9" style:display-name="Master1-Layout3-secHead-Abschnitts~LT~Gliederung 9" style:family="paragraph" style:parent-style-name="Master1-Layout3-secHead-Abschnitts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Titel" style:display-name="Master1-Layout3-secHead-Abschnitts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Untertitel" style:display-name="Master1-Layout3-secHead-Abschnitt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Notizen" style:display-name="Master1-Layout3-secHead-Abschnitt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Hintergrundobjekte" style:display-name="Master1-Layout3-secHead-Abschnitt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Hintergrund" style:display-name="Master1-Layout3-secHead-Abschnitt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Gliederung_20_1" style:display-name="Master1-Layout4-twoObj-Zwei-Inhalt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Gliederung_20_2" style:display-name="Master1-Layout4-twoObj-Zwei-Inhalte~LT~Gliederung 2" style:family="paragraph" style:parent-style-name="Master1-Layout4-twoObj-Zwei-Inhalt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Zwei-Inhalte_7e_LT_7e_Gliederung_20_3" style:display-name="Master1-Layout4-twoObj-Zwei-Inhalte~LT~Gliederung 3" style:family="paragraph" style:parent-style-name="Master1-Layout4-twoObj-Zwei-Inhalt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Zwei-Inhalte_7e_LT_7e_Gliederung_20_4" style:display-name="Master1-Layout4-twoObj-Zwei-Inhalte~LT~Gliederung 4" style:family="paragraph" style:parent-style-name="Master1-Layout4-twoObj-Zwei-Inhalt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5" style:display-name="Master1-Layout4-twoObj-Zwei-Inhalte~LT~Gliederung 5" style:family="paragraph" style:parent-style-name="Master1-Layout4-twoObj-Zwei-Inhalt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6" style:display-name="Master1-Layout4-twoObj-Zwei-Inhalte~LT~Gliederung 6" style:family="paragraph" style:parent-style-name="Master1-Layout4-twoObj-Zwei-Inhalt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7" style:display-name="Master1-Layout4-twoObj-Zwei-Inhalte~LT~Gliederung 7" style:family="paragraph" style:parent-style-name="Master1-Layout4-twoObj-Zwei-Inhalt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8" style:display-name="Master1-Layout4-twoObj-Zwei-Inhalte~LT~Gliederung 8" style:family="paragraph" style:parent-style-name="Master1-Layout4-twoObj-Zwei-Inhalt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9" style:display-name="Master1-Layout4-twoObj-Zwei-Inhalte~LT~Gliederung 9" style:family="paragraph" style:parent-style-name="Master1-Layout4-twoObj-Zwei-Inhalt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Titel" style:display-name="Master1-Layout4-twoObj-Zwei-Inhalt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Untertitel" style:display-name="Master1-Layout4-twoObj-Zwei-Inhalt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Notizen" style:display-name="Master1-Layout4-twoObj-Zwei-Inhalt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Hintergrundobjekte" style:display-name="Master1-Layout4-twoObj-Zwei-Inhalt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Hintergrund" style:display-name="Master1-Layout4-twoObj-Zwei-Inhalt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Gliederung_20_1" style:display-name="Master1-Layout5-twoTxTwoObj-Vergleich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Gliederung_20_2" style:display-name="Master1-Layout5-twoTxTwoObj-Vergleich~LT~Gliederung 2" style:family="paragraph" style:parent-style-name="Master1-Layout5-twoTxTwoObj-Vergleich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Vergleich_7e_LT_7e_Gliederung_20_3" style:display-name="Master1-Layout5-twoTxTwoObj-Vergleich~LT~Gliederung 3" style:family="paragraph" style:parent-style-name="Master1-Layout5-twoTxTwoObj-Vergleich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Vergleich_7e_LT_7e_Gliederung_20_4" style:display-name="Master1-Layout5-twoTxTwoObj-Vergleich~LT~Gliederung 4" style:family="paragraph" style:parent-style-name="Master1-Layout5-twoTxTwoObj-Vergleich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5" style:display-name="Master1-Layout5-twoTxTwoObj-Vergleich~LT~Gliederung 5" style:family="paragraph" style:parent-style-name="Master1-Layout5-twoTxTwoObj-Vergleich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6" style:display-name="Master1-Layout5-twoTxTwoObj-Vergleich~LT~Gliederung 6" style:family="paragraph" style:parent-style-name="Master1-Layout5-twoTxTwoObj-Vergleich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7" style:display-name="Master1-Layout5-twoTxTwoObj-Vergleich~LT~Gliederung 7" style:family="paragraph" style:parent-style-name="Master1-Layout5-twoTxTwoObj-Vergleich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8" style:display-name="Master1-Layout5-twoTxTwoObj-Vergleich~LT~Gliederung 8" style:family="paragraph" style:parent-style-name="Master1-Layout5-twoTxTwoObj-Vergleich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9" style:display-name="Master1-Layout5-twoTxTwoObj-Vergleich~LT~Gliederung 9" style:family="paragraph" style:parent-style-name="Master1-Layout5-twoTxTwoObj-Vergleich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Titel" style:display-name="Master1-Layout5-twoTxTwoObj-Vergleich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Untertitel" style:display-name="Master1-Layout5-twoTxTwoObj-Vergleich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Notizen" style:display-name="Master1-Layout5-twoTxTwoObj-Vergleich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Hintergrundobjekte" style:display-name="Master1-Layout5-twoTxTwoObj-Vergleich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Hintergrund" style:display-name="Master1-Layout5-twoTxTwoObj-Vergleich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Gliederung_20_1" style:display-name="Master1-Layout6-titleOnly-Nur-Titel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Gliederung_20_2" style:display-name="Master1-Layout6-titleOnly-Nur-Titel~LT~Gliederung 2" style:family="paragraph" style:parent-style-name="Master1-Layout6-titleOnly-Nur-Titel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Nur-Titel_7e_LT_7e_Gliederung_20_3" style:display-name="Master1-Layout6-titleOnly-Nur-Titel~LT~Gliederung 3" style:family="paragraph" style:parent-style-name="Master1-Layout6-titleOnly-Nur-Titel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Nur-Titel_7e_LT_7e_Gliederung_20_4" style:display-name="Master1-Layout6-titleOnly-Nur-Titel~LT~Gliederung 4" style:family="paragraph" style:parent-style-name="Master1-Layout6-titleOnly-Nur-Titel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5" style:display-name="Master1-Layout6-titleOnly-Nur-Titel~LT~Gliederung 5" style:family="paragraph" style:parent-style-name="Master1-Layout6-titleOnly-Nur-Titel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6" style:display-name="Master1-Layout6-titleOnly-Nur-Titel~LT~Gliederung 6" style:family="paragraph" style:parent-style-name="Master1-Layout6-titleOnly-Nur-Titel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7" style:display-name="Master1-Layout6-titleOnly-Nur-Titel~LT~Gliederung 7" style:family="paragraph" style:parent-style-name="Master1-Layout6-titleOnly-Nur-Titel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8" style:display-name="Master1-Layout6-titleOnly-Nur-Titel~LT~Gliederung 8" style:family="paragraph" style:parent-style-name="Master1-Layout6-titleOnly-Nur-Titel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9" style:display-name="Master1-Layout6-titleOnly-Nur-Titel~LT~Gliederung 9" style:family="paragraph" style:parent-style-name="Master1-Layout6-titleOnly-Nur-Titel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Titel" style:display-name="Master1-Layout6-titleOnly-Nur-Titel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Untertitel" style:display-name="Master1-Layout6-titleOnly-Nur-Titel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Notizen" style:display-name="Master1-Layout6-titleOnly-Nur-Titel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Hintergrundobjekte" style:display-name="Master1-Layout6-titleOnly-Nur-Titel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Hintergrund" style:display-name="Master1-Layout6-titleOnly-Nur-Titel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Gliederung_20_1" style:display-name="Master1-Layout7-blank-Leer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Gliederung_20_2" style:display-name="Master1-Layout7-blank-Leer~LT~Gliederung 2" style:family="paragraph" style:parent-style-name="Master1-Layout7-blank-Leer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Leer_7e_LT_7e_Gliederung_20_3" style:display-name="Master1-Layout7-blank-Leer~LT~Gliederung 3" style:family="paragraph" style:parent-style-name="Master1-Layout7-blank-Leer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Leer_7e_LT_7e_Gliederung_20_4" style:display-name="Master1-Layout7-blank-Leer~LT~Gliederung 4" style:family="paragraph" style:parent-style-name="Master1-Layout7-blank-Leer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5" style:display-name="Master1-Layout7-blank-Leer~LT~Gliederung 5" style:family="paragraph" style:parent-style-name="Master1-Layout7-blank-Leer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6" style:display-name="Master1-Layout7-blank-Leer~LT~Gliederung 6" style:family="paragraph" style:parent-style-name="Master1-Layout7-blank-Leer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7" style:display-name="Master1-Layout7-blank-Leer~LT~Gliederung 7" style:family="paragraph" style:parent-style-name="Master1-Layout7-blank-Leer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8" style:display-name="Master1-Layout7-blank-Leer~LT~Gliederung 8" style:family="paragraph" style:parent-style-name="Master1-Layout7-blank-Leer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9" style:display-name="Master1-Layout7-blank-Leer~LT~Gliederung 9" style:family="paragraph" style:parent-style-name="Master1-Layout7-blank-Leer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Titel" style:display-name="Master1-Layout7-blank-Leer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Untertitel" style:display-name="Master1-Layout7-blank-Le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Notizen" style:display-name="Master1-Layout7-blank-Leer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Hintergrundobjekte" style:display-name="Master1-Layout7-blank-Le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Hintergrund" style:display-name="Master1-Layout7-blank-Le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Gliederung_20_1" style:display-name="Master1-Layout8-objTx-Inhalt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Gliederung_20_2" style:display-name="Master1-Layout8-objTx-Inhalt-mit-Überschrift~LT~Gliederung 2" style:family="paragraph" style:parent-style-name="Master1-Layout8-objTx-Inhalt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Inhalt-mit-Überschrift_7e_LT_7e_Gliederung_20_3" style:display-name="Master1-Layout8-objTx-Inhalt-mit-Überschrift~LT~Gliederung 3" style:family="paragraph" style:parent-style-name="Master1-Layout8-objTx-Inhalt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Inhalt-mit-Überschrift_7e_LT_7e_Gliederung_20_4" style:display-name="Master1-Layout8-objTx-Inhalt-mit-Überschrift~LT~Gliederung 4" style:family="paragraph" style:parent-style-name="Master1-Layout8-objTx-Inhalt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5" style:display-name="Master1-Layout8-objTx-Inhalt-mit-Überschrift~LT~Gliederung 5" style:family="paragraph" style:parent-style-name="Master1-Layout8-objTx-Inhalt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6" style:display-name="Master1-Layout8-objTx-Inhalt-mit-Überschrift~LT~Gliederung 6" style:family="paragraph" style:parent-style-name="Master1-Layout8-objTx-Inhalt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7" style:display-name="Master1-Layout8-objTx-Inhalt-mit-Überschrift~LT~Gliederung 7" style:family="paragraph" style:parent-style-name="Master1-Layout8-objTx-Inhalt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8" style:display-name="Master1-Layout8-objTx-Inhalt-mit-Überschrift~LT~Gliederung 8" style:family="paragraph" style:parent-style-name="Master1-Layout8-objTx-Inhalt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9" style:display-name="Master1-Layout8-objTx-Inhalt-mit-Überschrift~LT~Gliederung 9" style:family="paragraph" style:parent-style-name="Master1-Layout8-objTx-Inhalt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Titel" style:display-name="Master1-Layout8-objTx-Inhalt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Untertitel" style:display-name="Master1-Layout8-objTx-Inhalt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Notizen" style:display-name="Master1-Layout8-objTx-Inhalt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Hintergrundobjekte" style:display-name="Master1-Layout8-objTx-Inhalt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Hintergrund" style:display-name="Master1-Layout8-objTx-Inhalt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Gliederung_20_1" style:display-name="Master1-Layout9-picTx-Bild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Gliederung_20_2" style:display-name="Master1-Layout9-picTx-Bild-mit-Überschrift~LT~Gliederung 2" style:family="paragraph" style:parent-style-name="Master1-Layout9-picTx-Bild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Bild-mit-Überschrift_7e_LT_7e_Gliederung_20_3" style:display-name="Master1-Layout9-picTx-Bild-mit-Überschrift~LT~Gliederung 3" style:family="paragraph" style:parent-style-name="Master1-Layout9-picTx-Bild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Bild-mit-Überschrift_7e_LT_7e_Gliederung_20_4" style:display-name="Master1-Layout9-picTx-Bild-mit-Überschrift~LT~Gliederung 4" style:family="paragraph" style:parent-style-name="Master1-Layout9-picTx-Bild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5" style:display-name="Master1-Layout9-picTx-Bild-mit-Überschrift~LT~Gliederung 5" style:family="paragraph" style:parent-style-name="Master1-Layout9-picTx-Bild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6" style:display-name="Master1-Layout9-picTx-Bild-mit-Überschrift~LT~Gliederung 6" style:family="paragraph" style:parent-style-name="Master1-Layout9-picTx-Bild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7" style:display-name="Master1-Layout9-picTx-Bild-mit-Überschrift~LT~Gliederung 7" style:family="paragraph" style:parent-style-name="Master1-Layout9-picTx-Bild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8" style:display-name="Master1-Layout9-picTx-Bild-mit-Überschrift~LT~Gliederung 8" style:family="paragraph" style:parent-style-name="Master1-Layout9-picTx-Bild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9" style:display-name="Master1-Layout9-picTx-Bild-mit-Überschrift~LT~Gliederung 9" style:family="paragraph" style:parent-style-name="Master1-Layout9-picTx-Bild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Titel" style:display-name="Master1-Layout9-picTx-Bild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Untertitel" style:display-name="Master1-Layout9-picTx-Bild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Notizen" style:display-name="Master1-Layout9-picTx-Bild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Hintergrundobjekte" style:display-name="Master1-Layout9-picTx-Bild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Hintergrund" style:display-name="Master1-Layout9-picTx-Bild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Gliederung_20_1" style:display-name="Master1-Layout10-vertTx-Titel-und-vertikaler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Gliederung_20_2" style:display-name="Master1-Layout10-vertTx-Titel-und-vertikaler-Text~LT~Gliederung 2" style:family="paragraph" style:parent-style-name="Master1-Layout10-vertTx-Titel-und-vertikaler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el-und-vertikaler-Text_7e_LT_7e_Gliederung_20_3" style:display-name="Master1-Layout10-vertTx-Titel-und-vertikaler-Text~LT~Gliederung 3" style:family="paragraph" style:parent-style-name="Master1-Layout10-vertTx-Titel-und-vertikaler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el-und-vertikaler-Text_7e_LT_7e_Gliederung_20_4" style:display-name="Master1-Layout10-vertTx-Titel-und-vertikaler-Text~LT~Gliederung 4" style:family="paragraph" style:parent-style-name="Master1-Layout10-vertTx-Titel-und-vertikaler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5" style:display-name="Master1-Layout10-vertTx-Titel-und-vertikaler-Text~LT~Gliederung 5" style:family="paragraph" style:parent-style-name="Master1-Layout10-vertTx-Titel-und-vertikaler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6" style:display-name="Master1-Layout10-vertTx-Titel-und-vertikaler-Text~LT~Gliederung 6" style:family="paragraph" style:parent-style-name="Master1-Layout10-vertTx-Titel-und-vertikaler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7" style:display-name="Master1-Layout10-vertTx-Titel-und-vertikaler-Text~LT~Gliederung 7" style:family="paragraph" style:parent-style-name="Master1-Layout10-vertTx-Titel-und-vertikaler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8" style:display-name="Master1-Layout10-vertTx-Titel-und-vertikaler-Text~LT~Gliederung 8" style:family="paragraph" style:parent-style-name="Master1-Layout10-vertTx-Titel-und-vertikaler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9" style:display-name="Master1-Layout10-vertTx-Titel-und-vertikaler-Text~LT~Gliederung 9" style:family="paragraph" style:parent-style-name="Master1-Layout10-vertTx-Titel-und-vertikaler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Titel" style:display-name="Master1-Layout10-vertTx-Titel-und-vertikaler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Untertitel" style:display-name="Master1-Layout10-vertTx-Titel-und-vertikaler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Notizen" style:display-name="Master1-Layout10-vertTx-Titel-und-vertikaler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Hintergrundobjekte" style:display-name="Master1-Layout10-vertTx-Titel-und-vertikaler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Hintergrund" style:display-name="Master1-Layout10-vertTx-Titel-und-vertikaler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Gliederung_20_1" style:display-name="Master1-Layout11-vertTitleAndTx-Vertikaler-Titel-und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Gliederung_20_2" style:display-name="Master1-Layout11-vertTitleAndTx-Vertikaler-Titel-und-Text~LT~Gliederung 2" style:family="paragraph" style:parent-style-name="Master1-Layout11-vertTitleAndTx-Vertikaler-Titel-und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kaler-Titel-und-Text_7e_LT_7e_Gliederung_20_3" style:display-name="Master1-Layout11-vertTitleAndTx-Vertikaler-Titel-und-Text~LT~Gliederung 3" style:family="paragraph" style:parent-style-name="Master1-Layout11-vertTitleAndTx-Vertikaler-Titel-und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kaler-Titel-und-Text_7e_LT_7e_Gliederung_20_4" style:display-name="Master1-Layout11-vertTitleAndTx-Vertikaler-Titel-und-Text~LT~Gliederung 4" style:family="paragraph" style:parent-style-name="Master1-Layout11-vertTitleAndTx-Vertikaler-Titel-und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5" style:display-name="Master1-Layout11-vertTitleAndTx-Vertikaler-Titel-und-Text~LT~Gliederung 5" style:family="paragraph" style:parent-style-name="Master1-Layout11-vertTitleAndTx-Vertikaler-Titel-und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6" style:display-name="Master1-Layout11-vertTitleAndTx-Vertikaler-Titel-und-Text~LT~Gliederung 6" style:family="paragraph" style:parent-style-name="Master1-Layout11-vertTitleAndTx-Vertikaler-Titel-und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7" style:display-name="Master1-Layout11-vertTitleAndTx-Vertikaler-Titel-und-Text~LT~Gliederung 7" style:family="paragraph" style:parent-style-name="Master1-Layout11-vertTitleAndTx-Vertikaler-Titel-und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8" style:display-name="Master1-Layout11-vertTitleAndTx-Vertikaler-Titel-und-Text~LT~Gliederung 8" style:family="paragraph" style:parent-style-name="Master1-Layout11-vertTitleAndTx-Vertikaler-Titel-und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9" style:display-name="Master1-Layout11-vertTitleAndTx-Vertikaler-Titel-und-Text~LT~Gliederung 9" style:family="paragraph" style:parent-style-name="Master1-Layout11-vertTitleAndTx-Vertikaler-Titel-und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Titel" style:display-name="Master1-Layout11-vertTitleAndTx-Vertikaler-Titel-und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Untertitel" style:display-name="Master1-Layout11-vertTitleAndTx-Vertikaler-Titel-und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Notizen" style:display-name="Master1-Layout11-vertTitleAndTx-Vertikaler-Titel-und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Hintergrundobjekte" style:display-name="Master1-Layout11-vertTitleAndTx-Vertikaler-Titel-u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Hintergrund" style:display-name="Master1-Layout11-vertTitleAndTx-Vertikaler-Titel-u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atz-Standardschriftar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WW_5f_CharLFO2LVL2" style:display-name="WW_CharLFO2LVL2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creation-date>2017-10-09T09:47:00Z</meta:creation-date>
    <dc:date>2021-12-02T12:30:55.304088195</dc:date>
    <meta:editing-cycles>84</meta:editing-cycles>
    <meta:editing-duration>PT7H1M36S</meta:editing-duration>
    <meta:document-statistic meta:table-count="1" meta:image-count="0" meta:object-count="0" meta:page-count="2" meta:paragraph-count="60" meta:word-count="276" meta:character-count="1864" meta:non-whitespace-character-count="1583"/>
    <meta:template xlink:type="simple" xlink:actuate="onRequest" xlink:title="" xlink:href="../../../Desktop/%25C3%259Cbungen-BSI-Untershcied-WindowsLINUX.odt/Normal.dotm"/>
  </office:meta>
</office:document-meta>
</file>